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Times New Roman" officeooo:rsid="000a3f50" officeooo:paragraph-rsid="000a3f50"/>
    </style:style>
    <style:style style:name="P2" style:family="paragraph" style:parent-style-name="Standard">
      <style:paragraph-properties fo:line-height="200%" fo:text-align="center" style:justify-single-word="false"/>
      <style:text-properties style:font-name="Times New Roman" fo:language="es" fo:country="ES" fo:font-style="italic" officeooo:rsid="000a3f50" officeooo:paragraph-rsid="000a3f50" style:font-size-asian="10.5pt" style:font-style-asian="italic" style:font-style-complex="italic"/>
    </style:style>
    <style:style style:name="P3" style:family="paragraph" style:parent-style-name="Standard">
      <style:paragraph-properties fo:line-height="200%" fo:text-align="start" style:justify-single-word="false"/>
      <style:text-properties style:font-name="Times New Roman" fo:language="es" fo:country="ES" fo:font-style="normal" officeooo:rsid="000a3f50" officeooo:paragraph-rsid="000a3f50" style:font-size-asian="10.5pt" style:font-style-asian="normal" style:font-style-complex="normal"/>
    </style:style>
    <style:style style:name="P4" style:family="paragraph" style:parent-style-name="Standard">
      <style:paragraph-properties fo:line-height="200%" fo:text-align="start" style:justify-single-word="false"/>
      <style:text-properties style:font-name="Times New Roman" fo:language="es" fo:country="ES" fo:font-style="normal" officeooo:rsid="000a3f50" officeooo:paragraph-rsid="000d94b1" style:font-size-asian="10.5pt" style:font-style-asian="normal" style:font-style-complex="normal"/>
    </style:style>
    <style:style style:name="P5" style:family="paragraph" style:parent-style-name="Standard">
      <style:paragraph-properties fo:line-height="200%" fo:text-align="start" style:justify-single-word="false"/>
      <style:text-properties style:font-name="Times New Roman" fo:language="es" fo:country="ES" fo:font-style="normal" officeooo:rsid="00109756" officeooo:paragraph-rsid="00109756" style:font-size-asian="10.5pt" style:font-style-asian="normal" style:font-style-complex="normal"/>
    </style:style>
    <style:style style:name="P6" style:family="paragraph" style:parent-style-name="Standard">
      <style:paragraph-properties fo:line-height="200%" fo:text-align="start" style:justify-single-word="false"/>
      <style:text-properties style:font-name="Times New Roman" fo:language="es" fo:country="ES" fo:font-style="normal" officeooo:rsid="00109756" officeooo:paragraph-rsid="00158d18" style:font-size-asian="10.5pt" style:font-style-asian="normal" style:font-style-complex="normal"/>
    </style:style>
    <style:style style:name="P7" style:family="paragraph" style:parent-style-name="Standard">
      <style:paragraph-properties fo:line-height="200%" fo:text-align="start" style:justify-single-word="false"/>
      <style:text-properties style:font-name="Times New Roman" fo:language="es" fo:country="ES" fo:font-style="normal" officeooo:rsid="00109756" officeooo:paragraph-rsid="0019bfa8" style:font-size-asian="10.5pt" style:font-style-asian="normal" style:font-style-complex="normal"/>
    </style:style>
    <style:style style:name="P8" style:family="paragraph" style:parent-style-name="Standard">
      <style:paragraph-properties fo:line-height="200%" fo:text-align="start" style:justify-single-word="false"/>
      <style:text-properties style:font-name="Times New Roman" fo:language="es" fo:country="ES" fo:font-style="normal" officeooo:rsid="00109756" officeooo:paragraph-rsid="001c77af" style:font-size-asian="10.5pt" style:font-style-asian="normal" style:font-style-complex="normal"/>
    </style:style>
    <style:style style:name="P9" style:family="paragraph" style:parent-style-name="Standard">
      <style:paragraph-properties fo:line-height="200%" fo:text-align="start" style:justify-single-word="false">
        <style:tab-stops>
          <style:tab-stop style:position="1.1681in"/>
        </style:tab-stops>
      </style:paragraph-properties>
      <style:text-properties style:font-name="Times New Roman" fo:language="es" fo:country="ES" fo:font-style="normal" officeooo:rsid="00109756" officeooo:paragraph-rsid="001dfb9d" style:font-size-asian="10.5pt" style:font-style-asian="normal" style:font-style-complex="normal"/>
    </style:style>
    <style:style style:name="P10" style:family="paragraph" style:parent-style-name="Standard">
      <style:paragraph-properties fo:line-height="200%" fo:text-align="start" style:justify-single-word="false"/>
      <style:text-properties style:font-name="Times New Roman" fo:language="es" fo:country="ES" fo:font-style="normal" officeooo:rsid="00109756" officeooo:paragraph-rsid="001f132a" style:font-size-asian="10.5pt" style:font-style-asian="normal" style:font-style-complex="normal"/>
    </style:style>
    <style:style style:name="T1" style:family="text">
      <style:text-properties officeooo:rsid="000d94b1"/>
    </style:style>
    <style:style style:name="T2" style:family="text">
      <style:text-properties officeooo:rsid="000f4061"/>
    </style:style>
    <style:style style:name="T3" style:family="text">
      <style:text-properties fo:font-style="italic" officeooo:rsid="000f4061" style:font-style-asian="italic" style:font-style-complex="italic"/>
    </style:style>
    <style:style style:name="T4" style:family="text">
      <style:text-properties fo:font-style="italic" officeooo:rsid="00125da8" style:font-style-asian="italic" style:font-style-complex="italic"/>
    </style:style>
    <style:style style:name="T5" style:family="text">
      <style:text-properties fo:font-style="italic" officeooo:rsid="00142401" style:font-style-asian="italic" style:font-style-complex="italic"/>
    </style:style>
    <style:style style:name="T6" style:family="text">
      <style:text-properties fo:font-style="italic" officeooo:rsid="0016f9dc" style:font-style-asian="italic" style:font-style-complex="italic"/>
    </style:style>
    <style:style style:name="T7" style:family="text">
      <style:text-properties fo:font-style="italic" officeooo:rsid="0019bfa8" style:font-style-asian="italic" style:font-style-complex="italic"/>
    </style:style>
    <style:style style:name="T8" style:family="text">
      <style:text-properties fo:font-style="italic" officeooo:rsid="001ba411" style:font-style-asian="italic" style:font-style-complex="italic"/>
    </style:style>
    <style:style style:name="T9" style:family="text">
      <style:text-properties fo:font-style="italic" officeooo:rsid="001f132a" style:font-style-asian="italic" style:font-style-complex="italic"/>
    </style:style>
    <style:style style:name="T10" style:family="text">
      <style:text-properties fo:font-style="italic" officeooo:rsid="002098fa" style:font-style-asian="italic" style:font-style-complex="italic"/>
    </style:style>
    <style:style style:name="T11" style:family="text">
      <style:text-properties officeooo:rsid="00109756"/>
    </style:style>
    <style:style style:name="T12" style:family="text">
      <style:text-properties officeooo:rsid="00113865"/>
    </style:style>
    <style:style style:name="T13" style:family="text">
      <style:text-properties officeooo:rsid="00125da8"/>
    </style:style>
    <style:style style:name="T14" style:family="text">
      <style:text-properties officeooo:rsid="00142401"/>
    </style:style>
    <style:style style:name="T15" style:family="text">
      <style:text-properties officeooo:rsid="00158d18"/>
    </style:style>
    <style:style style:name="T16" style:family="text">
      <style:text-properties officeooo:rsid="0016f9dc"/>
    </style:style>
    <style:style style:name="T17" style:family="text">
      <style:text-properties officeooo:rsid="0019bfa8"/>
    </style:style>
    <style:style style:name="T18" style:family="text">
      <style:text-properties officeooo:rsid="001f132a"/>
    </style:style>
    <style:style style:name="T19" style:family="text">
      <style:text-properties officeooo:rsid="002098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sandr Yardas</text:p>
      <text:p text:style-name="P1">Spn 106-02</text:p>
      <text:p text:style-name="P1">Barbara Stone</text:p>
      <text:p text:style-name="P2">Lectura 4 respuestas</text:p>
      <text:p text:style-name="P3">Análisis de los murales</text:p>
      <text:p text:style-name="P3">A</text:p>
      <text:p text:style-name="P3"><text:tab/>1) Describe qué pasa en el mural.</text:p>
      <text:p text:style-name="P4"><text:tab/><text:span text:style-name="T1">El mural muestra como las personas que viven cerca de los autopistas han estado afectados por ellos. Los autopistas han construido encima de las casas lo que las ha destruido y ha separado los personas que viven en los barrios. </text:span><text:span text:style-name="T3">Dodger Stadium</text:span><text:span text:style-name="T2"> parece estar encima de todos (aun las montañas) y lanza luces grandes a los barrios.</text:span></text:p>
      <text:p text:style-name="P4"><text:span text:style-name="T11"><text:tab/>2) Describe cómo son las personas en el mural. ¿Quiénes participan en la acción?</text:span></text:p>
      <text:p text:style-name="P4"><text:span text:style-name="T1"><text:tab/>A la izquierda, un hombre y una mujer no puedan dar las manos porque están bloqueados por los autopistas. A la derecha un policía ataca una otra mujer y ella parece gritar. Todos muestran que el estado afectivo está muy triste.</text:span></text:p>
      <text:p text:style-name="P4"><text:span text:style-name="T11"><text:tab/>3) Según tú, ¿qué mensaje quiere comunicar el mural? ¿Por qué?</text:span></text:p>
      <text:p text:style-name="P4"><text:tab/><text:span text:style-name="T11">Pienso que el mural quiera comunicar que el desarrollo acelerado de los ciudades ponga romper los comunidades sin cuidado. Quiere muestro que los Estados Unidos todavía no se preocupan de las personas que no tienen mucho, que son pobreza. Pienso esto a causa de la destrucción de las casas por los autopistas. Significa que haya personas quienes vidas no son importante al gobierno y al fuerte y rico.</text:span></text:p>
      <text:p text:style-name="P4"><text:span text:style-name="T11"><text:tab/>4) Da tu opinión del mural</text:span></text:p>
      <text:p text:style-name="P4"><text:tab/><text:span text:style-name="T12">Me gusta el mural porque es una buena obra del arte. Comunica mucho fuertísima emoción y la problema de segregación hoy en día.</text:span></text:p>
      <text:p text:style-name="P4"/>
      <text:p text:style-name="P5"><text:soft-page-break/>B</text:p>
      <text:p text:style-name="P5"><text:tab/>1) Describe los dos murales: ¿Qué semejanzas tienen? ¿Cuáles son sus diferencias?</text:p>
      <text:p text:style-name="P8"><text:tab/><text:tab/><text:span text:style-name="T13">En </text:span><text:span text:style-name="T4">Lechugueras</text:span><text:span text:style-name="T13">, hay dos mujeres que están en un lugar extrañjo. Los mujeres se aparecen a ser de maíz o trigo. <text:s/>Suyas cuerpos mezclan con el fondo, y una de las mujeres están embarazada.</text:span></text:p>
      <text:p text:style-name="P6"><text:tab/><text:tab/><text:span text:style-name="T13">En </text:span><text:span text:style-name="T4">The Far</text:span><text:span text:style-name="T8">m</text:span><text:span text:style-name="T4">workers of Guadalupe</text:span><text:span text:style-name="T13">, hay agricultores que trabajan en un campus. Vemos las montañas bellas que están lejos de la agricultores, y el cielo está azul. <text:s/>Todos parecen de estar bueno.</text:span></text:p>
      <text:p text:style-name="P6"><text:tab/><text:tab/><text:span text:style-name="T15">Ambos de los murales están relejado a la agricultura, y también muestra personas agarran verduras en su manos. Las formas de las pinturas son muy diferente. Los colores en </text:span><text:span text:style-name="T6">Lechugueras</text:span><text:span text:style-name="T16"> son calores, oscuros y casi pesado. La forma es más abstracto que </text:span><text:span text:style-name="T6">The Farmworkers of Guadalupe</text:span><text:span text:style-name="T16">. Los colores en esta pintura son brillo y realismo. Hay un tema de conformidad y autoridad encima de los agricultores. </text:span></text:p>
      <text:p text:style-name="P6"/>
      <text:p text:style-name="P6"><text:tab/>2) ¿Cuáles son los temas principales de estos murales? ¿Por qué?</text:p>
      <text:p text:style-name="P9"><text:span text:style-name="T14"><text:tab/><text:tab/>En </text:span><text:span text:style-name="T5">Lechugueras</text:span><text:span text:style-name="T14">, las mujeres parecen son de maíz y mezclan con el fondo, que representa la importancia de las mujeres y como ellas están en el fondo de sociedad. La mujer a la derecha está embarazada, que representa fertilidad y vida. La mujer a la izquierda es fuerte y muscular, que representa las cualidades que lo que son necesita para vivir. Los dos son de maíz y los dos agarran lechuga, que representa la producción del Tierra, de la mujer. Por eso, el tema de este mural es la lucha y la significada de lo que es ser una mujer.</text:span></text:p>
      <text:p text:style-name="P7"><text:span text:style-name="T14"><text:tab/><text:tab/>En </text:span><text:span text:style-name="T5">The Farmworkers of Guadalupe</text:span><text:span text:style-name="T14">,</text:span><text:span text:style-name="T5"> </text:span><text:span text:style-name="T14">Todos parecen de estar bueno. Hay un linea de cajas encima de los agricultores que muestren la verdad terrible. La primera caja a la izquierda dice &lt;&lt;¡Bienvenidos!&gt;&gt; y muestra un dibujo en que un hombre está en la vía del tren y al lado de un tren. Creo que este tren es un de esos que los inmigrantes usen para viajar al norte. La segunda caja dice </text:span><text:soft-page-break/><text:span text:style-name="T14">&lt;&lt;Vivienda&gt;&gt; y muestra un pasillo desocupado con todas las puertas están abierto. Hace viento en el pasillo, y no hay ninguna persona allí. El tercera caja dice &lt;&lt;El sueldos&gt;&gt; y muestro un gringo que agarra una caja de fresas mientras ve al campus. El cuarta caja dice &lt;&lt;Neblina peligrosa&gt;&gt; y muestra un helicóptero pone pesticida a las verduras al lado de una casa. La quinta caja dice &lt;&lt;Doler de la espalda&gt;&gt; y muestra <text:s/>trabajador que tiene dolor en su espalda. La sexta caja dice &lt;&lt;Ayuda extranjera&gt;&gt; y muestra una mujer llora y agarra un libro de cheque. Estas cajas cuenta la historia oculto de las vidas de los inmigrantes que van al extranjero para trabajar por sus familias. Esto es el tema de </text:span><text:span text:style-name="T7">The Farmworkers of Guadalupe</text:span><text:span text:style-name="T17">.</text:span></text:p>
      <text:p text:style-name="P7"><text:span text:style-name="T17"><text:s/></text:span></text:p>
      <text:p text:style-name="P5"><text:tab/>3) ¿Qué mensaje transmite cada mural? ¿Por qué?</text:p>
      <text:p text:style-name="P5"><text:tab/><text:span text:style-name="T18">El mensaje de </text:span><text:span text:style-name="T9">Lechugueras</text:span><text:span text:style-name="T18"> es que mujeres son tan importante como hombres, pero con frecuencia están dejado sin la ayuda del sociedad. Eso es a causa de lo que dije en el pasado parágrafo.</text:span></text:p>
      <text:p text:style-name="P10"><text:tab/><text:span text:style-name="T18">El mensaje de </text:span><text:span text:style-name="T9">The Farmworkers of Guadalupe</text:span><text:span text:style-name="T18"> está para algunos, hay que hacer sacrificios grandes para subir suyos familias. Eso es a causa de lo que dije en el pasado parágrafo.</text:span></text:p>
      <text:p text:style-name="P5"/>
      <text:p text:style-name="P5"><text:tab/>4) Da tu opinión de los murales.</text:p>
      <text:p text:style-name="P5"><text:tab/><text:span text:style-name="T19">Me gustan los dos murales para razones diferentes. Me gusta </text:span><text:span text:style-name="T10">Lechugueras</text:span><text:span text:style-name="T19"> para su método de pintura, y también el usando de abstracción. Me gusta </text:span><text:span text:style-name="T10">The Farmworkers of Guadalupe</text:span><text:span text:style-name="T19"> porque la sutileza de las cajas y el contraste de la historia de las cajas de la historia vemos solo de los trabajado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1T08:34:48.124071000</meta:creation-date>
    <dc:date>2017-04-11T11:13:35.161038000</dc:date>
    <meta:editing-duration>PT37M18S</meta:editing-duration>
    <meta:editing-cycles>8</meta:editing-cycles>
    <meta:generator>LibreOffice/5.2.5.1$MacOSX_X86_64 LibreOffice_project/0312e1a284a7d50ca85a365c316c7abbf20a4d22</meta:generator>
    <meta:document-statistic meta:table-count="0" meta:image-count="0" meta:object-count="0" meta:page-count="3" meta:paragraph-count="28" meta:word-count="827" meta:character-count="4697" meta:non-whitespace-character-count="3867"/>
  </office:meta>
</office:document-meta>
</file>